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ahoma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ahoma"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Tahoma" fo:font-size="10.5pt" fo:language="fr" fo:country="FR" fo:font-weight="normal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4" style:family="paragraph" style:parent-style-name="Standard">
      <style:paragraph-properties fo:margin-top="0.499cm" fo:margin-bottom="0cm" style:contextual-spacing="false" fo:text-align="start" style:justify-single-word="false"/>
      <style:text-properties style:font-name="Tahoma"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center" style:justify-single-word="false" fo:background-color="#e6e6ff">
        <style:background-image/>
      </style:paragraph-properties>
      <style:text-properties style:font-name="Tahoma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 style:list-style-name="L1">
      <style:paragraph-properties fo:margin-left="0.794cm" fo:margin-right="0cm" fo:margin-top="0cm" fo:margin-bottom="0.199cm" style:contextual-spacing="false" fo:text-align="justify" style:justify-single-word="false" fo:text-indent="-0.635cm" style:auto-text-indent="false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small-caps"/>
    </style:style>
    <style:style style:name="T3" style:family="text">
      <style:text-properties style:font-name="Tahoma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Tahoma" fo:font-size="10pt" fo:font-weight="normal" style:font-size-asian="10pt" style:font-weight-asian="normal" style:font-size-complex="10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date_seance"/>
        <text:user-field-decl office:value-type="string" office:string-value="theme" text:name="T1_theme"/>
        <text:user-field-decl office:value-type="string" office:string-value="pos" text:name="position_projet"/>
        <text:user-field-decl office:value-type="string" office:string-value="libellé" text:name="objet_projet"/>
        <text:user-field-decl office:value-type="string" office:string-value="liste des autres actes" text:name="listeActes"/>
        <text:user-field-decl office:value-type="float" office:value="0" text:name="dateConseil"/>
        <text:user-field-decl office:value-type="string" office:string-value="type de commission" text:name="type_seances"/>
        <text:user-field-decl office:value-type="string" office:string-value="type" text:name="type_seance"/>
        <text:user-field-decl office:value-type="float" office:value="0" text:name="date_seances"/>
      </text:user-field-decls>
      <text:p text:style-name="P1">Ordre du jour provisoire</text:p>
      <text:p text:style-name="P1"/>
      <text:section text:style-name="Sect1" text:name="Seances">
        <text:p text:style-name="P1"/>
        <text:p text:style-name="P5"><text:span text:style-name="T2"><text:user-field-get text:name="type_seances">type de commission</text:user-field-get></text:span><text:span text:style-name="T2"> Du </text:span><text:span text:style-name="T2"><text:user-field-get style:data-style-name="N76" text:name="date_seances">30 décembre 1899</text:user-field-get></text:span></text:p>
        <text:p text:style-name="P2"/>
        <text:section text:style-name="Sect1" text:name="Projets">
          <text:section text:style-name="Sect1" text:name="T1theme">
            <text:p text:style-name="P4"><text:user-field-get text:name="T1_theme">theme</text:user-field-get></text:p>
          </text:section>
          <text:list xml:id="list7703712697293783053" text:style-name="L1">
            <text:list-item>
              <text:p text:style-name="P6"><text:span text:style-name="T4"><text:user-field-get text:name="objet_projet">libellé</text:user-field-get></text:span></text:p>
            </text:list-item>
          </text:list>
        </text:section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R_3d_1.5_20_I_3d_0_20_Just." style:display-name="R=1.5 I=0 Just." style:family="paragraph">
      <style:paragraph-properties fo:margin-left="1.501cm" fo:margin-right="1.501cm" fo:margin-top="0cm" fo:margin-bottom="0.423cm" style:contextual-spacing="false" fo:line-height="0.423cm" fo:text-align="justify" style:justify-single-word="false" fo:orphans="2" fo:widows="2" fo:hyphenation-ladder-count="no-limit" fo:text-indent="0cm" style:auto-text-indent="false">
        <style:tab-stops/>
      </style:paragraph-properties>
      <style:text-properties style:use-window-font-color="true" style:font-name="Times" fo:font-size="12pt" fo:language="fr" fo:country="FR" style:font-name-asian="Times New Roman" style:font-size-asian="12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irie de pessac </meta:initial-creator>
    <meta:creation-date>2013-01-02T13:14:59.12</meta:creation-date>
    <dc:date>2013-08-20T21:42:45.67</dc:date>
    <meta:editing-duration>PT21H49M59S</meta:editing-duration>
    <meta:editing-cycles>41</meta:editing-cycles>
    <meta:generator>LibreOffice/4.0.4.2$Windows_x86 LibreOffice_project/9e9821abd0ffdbc09cd8c52eaa574fa09eb08f2</meta:generator>
    <meta:printed-by>mairie de pessac </meta:printed-by>
    <meta:print-date>2013-01-24T10:20:46.86</meta:print-date>
    <meta:document-statistic meta:table-count="0" meta:image-count="0" meta:object-count="0" meta:page-count="1" meta:paragraph-count="4" meta:word-count="14" meta:character-count="76" meta:non-whitespace-character-count="67"/>
  </office:meta>
</office:document-meta>
</file>